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6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3.889cm"/>
    </style:style>
    <style:style style:name="Table1.C" style:family="table-column">
      <style:table-column-properties style:column-width="3.806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background-color="transparent" style:border-line-width-left="0.009cm 0.009cm 0.009cm" style:border-line-width-top="0.009cm 0.009cm 0.009cm" style:border-line-width-bottom="0.009cm 0.009cm 0.009cm" fo:padding-left="0.199cm" fo:padding-right="0.191cm" fo:padding-top="0.097cm" fo:padding-bottom="0.097cm" fo:border-left="0.75pt double #78909c" fo:border-right="none" fo:border-top="0.75pt double #78909c" fo:border-bottom="0.75pt double #78909c">
        <style:background-image/>
      </style:table-cell-properties>
    </style:style>
    <style:style style:name="Table1.C1" style:family="table-cell">
      <style:table-cell-properties style:vertical-align="middle" fo:background-color="transparent" style:border-line-width="0.009cm 0.009cm 0.009cm" fo:padding-left="0.199cm" fo:padding-right="0.191cm" fo:padding-top="0.097cm" fo:padding-bottom="0.097cm" fo:border="0.75pt double #78909c">
        <style:background-image/>
      </style:table-cell-properties>
    </style:style>
    <style:style style:name="Table1.A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B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C2" style:family="table-cell">
      <style:table-cell-properties style:vertical-align="middle" style:border-line-width-left="0.009cm 0.009cm 0.009cm" style:border-line-width-right="0.009cm 0.009cm 0.009cm" style:border-line-width-bottom="0.009cm 0.009cm 0.009cm" fo:padding-left="0.199cm" fo:padding-right="0.191cm" fo:padding-top="0.097cm" fo:padding-bottom="0.097cm" fo:border-left="0.75pt double #78909c" fo:border-right="0.75pt double #78909c" fo:border-top="none" fo:border-bottom="0.75pt double #78909c"/>
    </style:style>
    <style:style style:name="Table1.A3" style:family="table-cell">
      <style:table-cell-properties style:vertical-align="middle" fo:padding-left="0.199cm" fo:padding-right="0.191cm" fo:padding-top="0.097cm" fo:padding-bottom="0.097cm" fo:border-left="none" fo:border-right="none" fo:border-top="0.5pt solid #000000" fo:border-bottom="none"/>
    </style:style>
    <style:style style:name="Table1.B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Table1.C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style:use-window-font-color="true" loext:opacity="0%" style:font-name="Times New Roman" fo:font-size="12pt" fo:font-weight="bold" officeooo:paragraph-rsid="0061edd6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officeooo:paragraph-rsid="0061edd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102cm" fo:margin-bottom="0.102cm" style:contextual-spacing="false" fo:line-height="115%" fo:text-align="justify" style:justify-single-word="false" style:writing-mode="lr-tb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.499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.499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0720ef3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4c705a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fo:font-weight="bold" officeooo:paragraph-rsid="0061edd6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size="12pt" officeooo:paragraph-rsid="0061ed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7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keep-together="auto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size-asian="12pt" style:font-style-asian="normal" style:font-weight-asian="bold" style:font-size-complex="12pt"/>
    </style:style>
    <style:style style:name="P1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61edd6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5bfa27" officeooo:paragraph-rsid="0061edd6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60e9da" officeooo:paragraph-rsid="0061edd6" style:font-size-asian="12pt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61edd6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12pt" fo:font-weight="bold" officeooo:rsid="005bfa27" officeooo:paragraph-rsid="0061edd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.635cm" fo:margin-right="0.621cm" fo:margin-top="0cm" fo:margin-bottom="0cm" style:contextual-spacing="false" fo:line-height="115%" fo:text-align="justify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26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style:use-window-font-color="true" loext:opacity="0%" style:font-name="Times New Roman" fo:font-size="12pt" fo:letter-spacing="normal" officeooo:paragraph-rsid="0061edd6" fo:background-color="transparent" style:font-size-asian="12pt" style:font-name-complex="Times New Roman" style:font-size-complex="12pt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3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32" style:family="paragraph" style:parent-style-name="Frame_20_contents">
      <style:paragraph-properties fo:text-align="center" style:justify-single-word="false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officeooo:rsid="019c164c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93fc8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4c705a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7" style:family="text">
      <style:text-properties fo:font-weight="normal" officeooo:rsid="014c705a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font-style="normal" style:text-underline-style="none" fo:font-weight="normal" officeooo:rsid="00711cfb" fo:background-color="transparent" loext:char-shading-value="0" style:font-name-asian="Times New Roman2" style:font-style-asian="normal" style:font-weight-asian="normal" style:font-name-complex="Times New Roman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11" style:family="text">
      <style:text-properties officeooo:rsid="00654316"/>
    </style:style>
    <style:style style:name="T12" style:family="text">
      <style:text-properties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letter-spacing="normal" fo:language="es" fo:country="ES" fo:font-style="normal" style:text-underline-style="none" fo:font-weight="normal" officeooo:rsid="00711cfb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scale="100%"/>
    </style:style>
    <style:style style:name="T14" style:family="text">
      <style:text-properties style:use-window-font-color="true" loext:opacity="0%" fo:font-size="12pt" fo:letter-spacing="normal" fo:font-weight="normal" officeooo:rsid="00711cfb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use-window-font-color="true" loext:opacity="0%" fo:font-size="12pt" fo:letter-spacing="normal" fo:font-weight="normal" officeooo:rsid="0079d6aa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use-window-font-color="true" loext:opacity="0%" style:font-name="Times New Roman" fo:letter-spacing="normal" fo:font-weight="normal" officeooo:rsid="00711cfb" fo:background-color="transparent" loext:char-shading-value="0" style:font-weight-asian="normal" style:font-name-complex="Times New Roman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711c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4342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9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0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1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title]</text:span></text:p>
      <text:p text:style-name="P2"/>
      <text:p text:style-name="P3">[objeto], y de acuerdo con los siguientes:</text:p>
      <text:p text:style-name="P4"/>
      <text:p text:style-name="P5">ANTECEDENTES DE HECHO</text:p>
      <text:p text:style-name="P6"><text:span text:style-name="T2"/></text:p>
      <text:p text:style-name="P7"><text:span text:style-name="T3">[antecedentes]</text:span></text:p>
      <text:p text:style-name="P8"><text:span text:style-name="T3"/></text:p>
      <text:p text:style-name="P9">FUNDAMENTOS DE DERECHO</text:p>
      <text:p text:style-name="P10"><text:span text:style-name="T4"/></text:p>
      <text:p text:style-name="P4"><text:span text:style-name="T5">[fundamentos]</text:span></text:p>
      <text:p text:style-name="P4"><text:span text:style-name="T5"/></text:p>
      <text:p text:style-name="P11">RESUELVO</text:p>
      <text:p text:style-name="P12"/>
      <text:p text:style-name="P4"><text:span text:style-name="T6">[dispositivo]</text:span></text:p>
      <text:p text:style-name="P13"><text:span text:style-name="T7"/></text:p>
      <text:p text:style-name="P14"><text:span text:style-name="Fuente_20_de_20_párrafo_20_predeter."><text:span text:style-name="T8">EL DIRECTOR GENERAL DE ORDENACIÓN DE LAS ENSEÑANZAS, INCLUSIÓN E INNOVACIÓN</text:span></text:span></text:p>
      <text:p text:style-name="P15"><text:span text:style-name="T9"/></text:p>
      <text:p text:style-name="P16"><text:span text:style-name="T10"/></text:p>
      <text:p text:style-name="P17">Anexo I </text:p>
      <text:p text:style-name="P18">PROVINCIA DE SANTA CRUZ DE TENERIF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CENT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IMPORTE</text:p>
          </table:table-cell>
        </table:table-row>
        <table:table-row table:style-name="Table1.1">
          <table:table-cell table:style-name="Table1.A2" office:value-type="string">
            <text:p text:style-name="P21">CEP Santa Cruz de Tenerife</text:p>
          </table:table-cell>
          <table:table-cell table:style-name="Table1.B2" office:value-type="string">
            <text:p text:style-name="P22">38706050</text:p>
          </table:table-cell>
          <table:table-cell table:style-name="Table1.C2" office:value-type="string">
            <text:p text:style-name="P21">8 .40<text:span text:style-name="T11">2</text:span>,3<text:span text:style-name="T11">4</text:span></text:p>
          </table:table-cell>
        </table:table-row>
        <table:table-row table:style-name="Table1.1">
          <table:table-cell table:style-name="Table1.A3" office:value-type="string">
            <text:p text:style-name="P23"/>
          </table:table-cell>
          <table:table-cell table:style-name="Table1.B3" office:value-type="string">
            <text:p text:style-name="P20">TOTAL</text:p>
          </table:table-cell>
          <table:table-cell table:style-name="Table1.C3" office:value-type="string">
            <text:p text:style-name="P24">8 .40<text:span text:style-name="T11">2</text:span>,3<text:span text:style-name="T11">4</text:span></text:p>
          </table:table-cell>
        </table:table-row>
      </table:table>
      <text:p text:style-name="P25"><text:span text:style-name="T12"/></text:p>
      <text:p text:style-name="P26"><draw:line text:anchor-type="char" draw:z-index="3" draw:name="Forma2_0" draw:style-name="gr1" draw:text-style-name="P27" svg:x1="0.03cm" svg:y1="0.274cm" svg:x2="16.78cm" svg:y2="0.233cm"><text:p/></draw:line><text:span text:style-name="T12"/></text:p>
      <text:p text:style-name="P28"/>
      <text:p text:style-name="P29"><text:span text:style-name="Fuente_20_de_20_párrafo_20_predeter."><text:span text:style-name="T13">Este acto administrativo ha sido PROPUESTO de conformidad con lo establecido en el Art. 27.1 a) del </text:span></text:span><text:span text:style-name="T14">Decreto 212/1991, de 11 de septiembre, de Organización de los Departamentos de la Administración Autonómica de Canarias, </text:span><text:span text:style-name="T15">por:</text:span></text:p>
      <text:p text:style-name="P4"><text:span text:style-name="T16"/></text:p>
      <text:p text:style-name="P30"><text:soft-page-break/><text:span text:style-name="Fuente_20_de_20_párrafo_20_predeter."><text:span text:style-name="T17">EL RESPONSABLE DEL SERVICIO </text:span></text:span><text:span text:style-name="Fuente_20_de_20_párrafo_20_predeter."><text:span text:style-name="T18">DE ORDENACIÓN</text:span></text:span></text:p>
      <text:p text:style-name="P3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2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3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51cm" fo:margin-bottom="4.001cm" fo:margin-left="3cm" fo:margin-right="1.501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as-char" svg:width="0.794cm" svg:height="1.503cm" draw:z-index="3"><draw:image xlink:href="Pictures/1000000000000045000000856F587C46.jpg" xlink:type="simple" xlink:show="embed" xlink:actuate="onLoad" draw:mime-type="image/jpeg"/></draw:frame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custom-shape text:anchor-type="char" draw:z-index="0" draw:name="Cuadro de texto 5" draw:style-name="Mgr1" draw:text-style-name="MP5" svg:width="1.574cm" svg:height="29.699cm" svg:x="-2.45cm" svg:y="-2.251cm"><text:p text:style-name="MP4"><text:bookmark-start text:name="__DdeLink__1949_740795211"/><text:span text:style-name="MT1">Avenida Buenos Aires 3-5, Edificio </text:span><text:span text:style-name="MT2">Usos Múltiples III</text:span><text:span text:style-name="MT1">, 4ª planta</text:span><text:span text:style-name="MT3"> <text:s/>| CP </text:span><text:span text:style-name="MT1">38071 </text:span><text:span text:style-name="MT3">Santa Cruz de Tenerife <text:s/>| <text:s/>Tfno: 922 </text:span><text:span text:style-name="MT1">42 35 00</text:span><text:span text:style-name="MT3"> <text:s/></text:span></text:p><text:p text:style-name="MP4"><text:span text:style-name="MT1">Calle Granadera Canaria 2, Edificio Granadera Canaria, 1ª planta</text:span><text:span text:style-name="MT3"> <text:s/>| <text:s/>CP </text:span><text:span text:style-name="MT1">35071</text:span><text:span text:style-name="MT3"> Las Palmas de Gran Canaria <text:s/>| <text:s/>Tfno: 928 </text:span><text:span text:style-name="MT1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char" svg:x="-1.215cm" svg:y="0.169cm" svg:width="9.701cm" svg:height="2.152cm" draw:z-index="2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text:span text:style-name="MT4"/></text:p>
      </style:header>
      <style:footer>
        <text:p text:style-name="MP6"><text:page-number text:select-page="current">1</text:page-number></text:p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ibramiento de fondos extraordinarios para los centros participantes en Distrito AICLE</dc:title>
    <meta:editing-cycles>51</meta:editing-cycles>
    <meta:creation-date>2023-08-01T08:14:21.289000000</meta:creation-date>
    <dc:date>2025-09-24T23:09:10.233107000</dc:date>
    <meta:editing-duration>PT12H15M25S</meta:editing-duration>
    <meta:generator>LibreOffice/25.8.1.1$MacOSX_AARCH64 LibreOffice_project/54047653041915e595ad4e45cccea684809c77b5</meta:generator>
    <dc:description>PROPUESTA- RESOLUCIÓN DE LA DIRECCIÓN GENERAL DE ORDENACIÓN DE LAS ENSEÑANZAS, INCLUSIÓN E INNOVACIÓN POR LA QUE SE ASIGNAN DOTACIONES ECONÓMICAS EXTRAORDINARIAS, Y SE AUTORIZA Y ORDENA EL CORRESPONDIENTE LIBRAMIENTO EXTRAORDINARIO DE FONDOS, DESTINADAS A SUFRAGAR LAS ACCIONES PROPUESTAS POR LA COMISIÓN DE DISTRITO DEL PROGRAMA DE APRENDIZAJE INTEGRADO DE CONTENIDOS Y LENGUAS EXTRANJERAS (AICLE), DENTRO DE LA ORGANIZACIÓN Y DESARROLLO DE LAS ACCIONES, PROGRAMAS Y PROYECTOS IMPLEMENTADOS DESDE EL ÁREA DE PLURILINGÜISMO Y EDUCACIÓN INTERCULTURAL, DEL SERVICIO DE ORDENACIÓN DE LAS ENSEÑANZAS, DURANTE EL EJERCICIO 2025. </dc:description>
    <meta:keyword>plurilingüismo</meta:keyword>
    <meta:keyword>lenguas extranjeras</meta:keyword>
    <meta:keyword>libramientos</meta:keyword>
    <meta:keyword>extraordinario</meta:keyword>
    <meta:keyword>plei</meta:keyword>
    <meta:keyword>consejería de educación</meta:keyword>
    <meta:keyword>actividad física y deportes</meta:keyword>
    <dc:subject>Resolución de libramiento de fondos extraordinarios para los centros participantes en Distrito AICLE</dc:subject>
    <meta:print-date>2025-07-29T13:50:11.547000000</meta:print-date>
    <meta:printed-by>Archivos PDF</meta:printed-by>
    <meta:document-statistic meta:table-count="1" meta:image-count="2" meta:object-count="0" meta:page-count="2" meta:paragraph-count="27" meta:word-count="140" meta:character-count="856" meta:non-whitespace-character-count="728"/>
    <meta:user-defined meta:name="AppVersion">16.0000</meta:user-defined>
    <meta:template xlink:type="simple" xlink:actuate="onRequest" xlink:title="hoja_a4.dotx" xlink:href=""/>
  </office:meta>
</office:document-meta>
</file>